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4.904cm"/>
    </style:style>
    <style:style style:name="Table2.A1" style:family="table-cell">
      <style:table-cell-properties fo:padding="0cm" fo:border="none"/>
    </style:style>
    <style:style style:name="P1" style:family="paragraph" style:parent-style-name="Standard">
      <style:paragraph-properties fo:text-align="center" style:justify-single-word="false"/>
      <style:text-properties officeooo:paragraph-rsid="001cba4b"/>
    </style:style>
    <style:style style:name="P2" style:family="paragraph" style:parent-style-name="Standard" style:list-style-name="L1">
      <style:text-properties officeooo:paragraph-rsid="001cba4b"/>
    </style:style>
    <style:style style:name="P3" style:family="paragraph" style:parent-style-name="Standard">
      <style:text-properties officeooo:paragraph-rsid="001cba4b"/>
    </style:style>
    <style:style style:name="P4" style:family="paragraph" style:parent-style-name="Heading_20_3">
      <style:text-properties officeooo:paragraph-rsid="001cba4b"/>
    </style:style>
    <style:style style:name="P5" style:family="paragraph" style:parent-style-name="Heading_20_2">
      <style:paragraph-properties fo:break-before="page"/>
      <style:text-properties officeooo:paragraph-rsid="001cba4b"/>
    </style:style>
    <style:style style:name="P6" style:family="paragraph" style:parent-style-name="Text_20_body">
      <style:text-properties fo:font-variant="normal" fo:text-transform="none" fo:color="#000000" style:font-name="sans-serif" fo:font-size="9pt" fo:letter-spacing="normal" fo:font-style="normal" fo:font-weight="normal" officeooo:paragraph-rsid="001cba4b"/>
    </style:style>
    <style:style style:name="P7" style:family="paragraph" style:parent-style-name="Text_20_body" style:list-style-name="L1">
      <style:text-properties officeooo:paragraph-rsid="001cba4b"/>
    </style:style>
    <style:style style:name="P8" style:family="paragraph" style:parent-style-name="Text_20_body">
      <style:text-properties officeooo:paragraph-rsid="001cba4b"/>
    </style:style>
    <style:style style:name="P9"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pt" fo:letter-spacing="normal" fo:font-style="normal" fo:font-weight="normal" officeooo:paragraph-rsid="001cba4b"/>
    </style:style>
    <style:style style:name="P10" style:family="paragraph" style:parent-style-name="Text_20_body">
      <style:paragraph-properties fo:margin-left="0cm" fo:margin-right="0cm" style:line-height-at-least="0.503cm" fo:orphans="2" fo:widows="2" fo:text-indent="0cm" style:auto-text-indent="false" fo:break-before="page"/>
      <style:text-properties fo:font-variant="normal" fo:text-transform="none" fo:color="#000000" style:font-name="sans-serif" fo:font-size="9pt" fo:letter-spacing="normal" fo:font-style="normal" fo:font-weight="normal" officeooo:paragraph-rsid="001cba4b"/>
    </style:style>
    <style:style style:name="P11" style:family="paragraph" style:parent-style-name="Text_20_body">
      <style:paragraph-properties fo:margin-left="1.251cm" fo:margin-right="0cm" fo:text-indent="0cm" style:auto-text-indent="false"/>
      <style:text-properties fo:font-weight="bold" officeooo:rsid="001abee2" officeooo:paragraph-rsid="001cba4b" style:font-weight-asian="bold" style:font-weight-complex="bold"/>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normal" officeooo:rsid="00550e8a"/>
    </style:style>
    <style:style style:name="T3" style:family="text">
      <style:text-properties officeooo:rsid="00550e8a"/>
    </style:style>
    <style:style style:name="T4" style:family="text">
      <style:text-properties officeooo:rsid="005745d9"/>
    </style:style>
    <style:style style:name="T5" style:family="text">
      <style:text-properties officeooo:rsid="00509a46"/>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4b6e4c"/>
    </style:style>
    <style:style style:name="T9" style:family="text">
      <style:text-properties fo:color="#000000"/>
    </style:style>
    <style:style style:name="T10" style:family="text">
      <style:text-properties fo:color="#000000" officeooo:rsid="001abee2"/>
    </style:style>
    <style:style style:name="T11" style:family="text">
      <style:text-properties officeooo:rsid="001cba4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11">2. </text:span>Frame Assembly</text:h>
      <text:h text:style-name="P4" text:outline-level="3"><text:bookmark-start text:name="__RefHeading__2841_932170812"/>Vitamins<text:bookmark-end text:name="__RefHeading__2841_932170812"/></text:h>
      <text:p text:style-name="P8"/>
      <text:p text:style-name="P8"><text:span text:style-name="T1"><text:s/></text:span><text:span text:style-name="T2">4</text:span>6 M4 cap screw x 16mm</text:p>
      <text:p text:style-name="P8"><text:s text:c="2"/>2 Dibond sheet 166mm x 384mm x 3mm</text:p>
      <text:p text:style-name="P8"><text:s text:c="2"/>1 Dibond sheet 465mm x 384mm x 3mm</text:p>
      <text:p text:style-name="P8"><text:s text:c="2"/>1 Dibond sheet 465mm x 419mm x 3mm</text:p>
      <text:p text:style-name="P8"><text:s/><text:span text:style-name="T3">4</text:span>6 Nyloc nut M4</text:p>
      <text:p text:style-name="P8"><text:s/><text:span text:style-name="T3">46</text:span> Washer M4 x 9mm x 0.8mm</text:p>
      <text:p text:style-name="P8"><text:s/><text:span text:style-name="T4">25</text:span> Zip-tie 100mm min length</text:p>
      <text:h text:style-name="P4" text:outline-level="3"><text:bookmark-start text:name="__RefHeading__2843_932170812"/>Printed parts<text:bookmark-end text:name="__RefHeading__2843_932170812"/></text:h>
      <table:table table:name="Table2" table:style-name="Table2">
        <table:table-column table:style-name="Table2.A"/>
        <table:table-column table:style-name="Table2.B"/>
        <table:table-row table:style-name="Table2.1">
          <table:table-cell table:style-name="Table2.A1" office:value-type="string">
            <text:p text:style-name="P9"><text:s/><text:span text:style-name="T5">10</text:span> fixing_block.stl</text:p>
            <text:p text:style-name="P8"><draw:frame draw:style-name="fr1" draw:name="graphics1" text:anchor-type="as-char" svg:width="5.419cm" svg:height="4.062cm" draw:z-index="1"><draw:image xlink:href="../../../../../OneDrive/dokumenter/3D%20Printer/Round4/Mendel90-1/dibond/render/fixing_block.png" xlink:type="simple" xlink:show="embed" xlink:actuate="onLoad"/></draw:frame></text:p>
          </table:table-cell>
          <table:table-cell table:style-name="Table2.A1" office:value-type="string">
            <text:p text:style-name="P9"><text:s/><text:span text:style-name="T5">4</text:span> rear_fixing_block.stl</text:p>
            <text:p text:style-name="P9"><draw:frame draw:style-name="fr1" draw:name="graphics106" text:anchor-type="as-char" svg:width="5.419cm" svg:height="4.062cm" draw:z-index="2"><draw:image xlink:href="../../../../../OneDrive/dokumenter/3D%20Printer/Round4/Mendel90-1/dibond/render/rear_fixing_block.png" xlink:type="simple" xlink:show="embed" xlink:actuate="onLoad"/></draw:frame></text:p>
          </table:table-cell>
        </table:table-row>
        <table:table-row>
          <table:table-cell table:style-name="Table2.A1" office:value-type="string">
            <text:p text:style-name="P10"><text:s/>1 ribbon_clamp_26_44N.stl</text:p>
            <text:p text:style-name="P9"><draw:frame draw:style-name="fr1" draw:name="graphics3" text:anchor-type="as-char" svg:width="5.419cm" svg:height="4.062cm" draw:z-index="3"><draw:image xlink:href="../../../../../OneDrive/dokumenter/3D%20Printer/Round4/Mendel90-1/dibond/render/ribbon_clamp_26_44N.png" xlink:type="simple" xlink:show="embed" xlink:actuate="onLoad"/></draw:frame></text:p>
          </table:table-cell>
          <table:table-cell table:style-name="Table2.A1" office:value-type="string">
            <text:p text:style-name="P9"><text:s/>1 ribbon_clamp_20_44N.stl</text:p>
            <text:p text:style-name="P9"><draw:frame draw:style-name="fr1" draw:name="graphics2" text:anchor-type="as-char" svg:width="5.419cm" svg:height="4.062cm" draw:z-index="4"><draw:image xlink:href="../../../../../OneDrive/dokumenter/3D%20Printer/Round4/Mendel90-1/dibond/render/ribbon_clamp_20_44N.png" xlink:type="simple" xlink:show="embed" xlink:actuate="onLoad"/></draw:frame></text:p>
          </table:table-cell>
        </table:table-row>
        <table:table-row>
          <table:table-cell table:style-name="Table2.A1" office:value-type="string">
            <text:p text:style-name="P9"/>
          </table:table-cell>
          <table:table-cell table:style-name="Table2.A1" office:value-type="string">
            <text:p text:style-name="P9"/>
          </table:table-cell>
        </table:table-row>
      </table:table>
      <text:p text:style-name="P9"><text:s text:c="2"/></text:p>
      <text:h text:style-name="P4" text:outline-level="3"><text:bookmark-start text:name="__RefHeading__2845_932170812"/><text:soft-page-break/>Assembly<text:bookmark-end text:name="__RefHeading__2845_932170812"/></text:h>
      <text:p text:style-name="P6"><draw:frame draw:style-name="fr2" draw:name="graphics5" text:anchor-type="as-char" svg:width="17cm" svg:height="15.896cm" draw:z-index="5"><draw:image xlink:href="../../../../../OneDrive/dokumenter/3D%20Printer/Round4/Mendel90-1/dibond/views/frame_assembly.png" xlink:type="simple" xlink:show="embed" xlink:actuate="onLoad"/></draw:frame></text:p>
      <text:p text:style-name="P8">Note that this view is from the <text:span text:style-name="T6">back</text:span> of the machine. </text:p>
      <text:list xml:id="list8561951375262495639" text:style-name="L1">
        <text:list-item>
          <text:p text:style-name="P7">Remove the protective film from the Dibond panels. They all have a matt side and a shiny side. The shiny side is up on the base, forward on the gantry and outside on the stays.</text:p>
        </text:list-item>
        <text:list-item>
          <text:p text:style-name="P7">Insert M4 nyloc nuts into each of the three nut traps in the fixing blocks (a small pair of snipe nose pliers is useful for pressing them home).</text:p>
        </text:list-item>
      </text:list>
      <text:p text:style-name="P11">TIP:<text:span text:style-name="T7"> You can also use the nose pliers to hold the nyloc while tighten the screws. Once they starts to seat in the fixing block you should be able to put down the pliers,</text:span></text:p>
      <text:list xml:id="list134809735089073" text:continue-numbering="true" text:style-name="L1">
        <text:list-item>
          <text:p text:style-name="P7">Using a 3mm Allen key: loosely attach three fixing blocks to the left and right stays with two M4 x 16mm screws and washers each, noting that they go on the matt side that faces inwards. The two rear facing fixing blocks have only two nut traps. The rest have three.</text:p>
        </text:list-item>
        <text:list-item>
          <text:p text:style-name="P7"><text:soft-page-break/>Stand the sheet on its edge on a flat surface and slide the block down to be flush with the edge before tightening the screws. Tighten just enough to nip the sheets together but <text:span text:style-name="T6">don't over-tighten</text:span>.</text:p>
        </text:list-item>
        <text:list-item>
          <text:p text:style-name="P7">Fit the remaining four fixing blocks along the bottom of the back of the gantry (large n shaped sheet) in the same way.</text:p>
        </text:list-item>
        <text:list-item>
          <text:p text:style-name="P7">Fix the stays to the back of the gantry using one screw in each fixing block. Note the shiny sides face outwards and the one with the fan hole is on the left hand side looking from the front. Tighten the screws.</text:p>
        </text:list-item>
        <text:list-item>
          <text:p text:style-name="P7">Loosely screw the gantry to the base using four M4 x 16mm screws from below into the nut traps in the fixing blocks. Screw the rear of the stays from above, through the base into <text:span text:style-name="T8">a washer and a nyloc.</text:span></text:p>
        </text:list-item>
        <text:list-item>
          <text:p text:style-name="P7"><text:span text:style-name="T9">Loosely insert ties into the pairs of small holes in the </text:span><text:span text:style-name="T10">right stay </text:span><text:span text:style-name="T9">and base. (shown in white in the assembly view). The joins should be under the base and </text:span><text:span text:style-name="T10">on the right stay towards the left stay</text:span><text:span text:style-name="T9">.</text:span></text:p>
        </text:list-item>
        <text:list-item>
          <text:p text:style-name="P2">Loosely attach the two ribbon clamps. The longer one goes at the back of the base for the bed wires. The shorter one goes at the top of the gantry for the X axis cable.</text:p>
        </text:list-item>
      </text:list>
      <text:p text:style-name="P3"/>
      <text:p text:style-name="P1"><text:s/><draw:frame draw:style-name="fr1" draw:name="graphics65" text:anchor-type="as-char" svg:width="16.974cm" svg:height="13.143cm" draw:z-index="0"><draw:image xlink:href="../../../../../OneDrive/dokumenter/3D%20Printer/Round4/Mendel90-1/dibond/views/frame_assembly_front.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1-12T13:48:07.694000000</dc:date>
    <meta:editing-duration>PT44S</meta:editing-duration>
    <meta:editing-cycles>1</meta:editing-cycles>
    <meta:document-statistic meta:table-count="1" meta:image-count="6" meta:object-count="0" meta:page-count="3" meta:paragraph-count="33" meta:word-count="443" meta:character-count="2264" meta:non-whitespace-character-count="1838"/>
    <meta:generator>LibreOffice/5.1.4.2$Windows_x86 LibreOffice_project/f99d75f39f1c57ebdd7ffc5f42867c12031db97a</meta:generator>
  </office:meta>
</office:document-meta>
</file>